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0.5pt" fo:font-weight="normal" officeooo:rsid="002105c2" officeooo:paragraph-rsid="002105c2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2105c2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240af1" fo:background-color="transparent"/>
    </style:style>
    <style:style style:name="P5" style:family="paragraph" style:parent-style-name="Standard">
      <style:text-properties fo:color="#000000" style:font-name="Droid Sans Mono" fo:font-size="10.5pt" fo:font-weight="normal" officeooo:paragraph-rsid="002105c2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style="italic" fo:font-weight="normal" fo:background-color="transparent"/>
    </style:style>
    <style:style style:name="P7" style:family="paragraph" style:parent-style-name="Standard">
      <style:paragraph-properties style:line-height-at-least="0.198in"/>
      <style:text-properties fo:color="#000000" fo:background-color="transparent"/>
    </style:style>
    <style:style style:name="P8" style:family="paragraph" style:parent-style-name="Standard">
      <style:text-properties fo:color="#000000" fo:font-size="18pt" fo:font-weight="bold" officeooo:rsid="002105c2" officeooo:paragraph-rsid="002105c2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line-height-at-least="0.198in"/>
      <style:text-properties fo:color="#000000" fo:font-size="18pt" fo:font-weight="bold" officeooo:rsid="002105c2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fo:font-weight="bold" officeooo:rsid="001da8d5" officeooo:paragraph-rsid="001da8d5" fo:background-color="transparent" style:font-weight-asian="bold" style:font-weight-complex="bold"/>
    </style:style>
    <style:style style:name="P11" style:family="paragraph" style:parent-style-name="Standard">
      <style:text-properties fo:color="#000000" fo:font-weight="bold" officeooo:rsid="001f474d" officeooo:paragraph-rsid="001da8d5" fo:background-color="transparent" style:font-weight-asian="bold" style:font-weight-complex="bold"/>
    </style:style>
    <style:style style:name="P12" style:family="paragraph" style:parent-style-name="Standard">
      <style:text-properties fo:color="#000000" fo:font-weight="bold" officeooo:rsid="001f474d" officeooo:paragraph-rsid="001f474d" fo:background-color="transparent" style:font-weight-asian="bold" style:font-weight-complex="bold"/>
    </style:style>
    <style:style style:name="P13" style:family="paragraph" style:parent-style-name="Standard">
      <style:paragraph-properties fo:margin-top="0in" fo:margin-bottom="0.1965in" loext:contextual-spacing="false" style:line-height-at-least="0.198in"/>
      <style:text-properties fo:color="#000000" fo:background-color="transparent"/>
    </style:style>
    <style:style style:name="P14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fo:background-color="transparent"/>
    </style:style>
    <style:style style:name="P15" style:family="paragraph" style:parent-style-name="Header">
      <style:text-properties officeooo:rsid="001da8d5" officeooo:paragraph-rsid="001da8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05c2" style:font-weight-asian="normal" style:font-weight-complex="normal"/>
    </style:style>
    <style:style style:name="T3" style:family="text">
      <style:text-properties fo:font-weight="normal" officeooo:rsid="00240af1" style:font-weight-asian="normal" style:font-weight-complex="normal"/>
    </style:style>
    <style:style style:name="T4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Työn valitseminen</text:p>
      <text:p text:style-name="P10"/>
      <text:p text:style-name="P10"><text:tab/><text:tab/><text:tab/><text:span text:style-name="T1">Valitessani työtä kuulin vanhaparroilta että tulevilla kursseilla tehtäisiin</text:span></text:p>
      <text:p text:style-name="P10"><text:span text:style-name="T1"><text:tab/><text:tab/><text:tab/>laivanupotuspeli, ja laiskana ihmisenä ajattelin välttyä ylimääräiseltä työltä.</text:span></text:p>
      <text:p text:style-name="P10"><text:span text:style-name="T1"><text:tab/><text:tab/><text:tab/>Suunnittelin siis tekeväni sen jo nyt valmiiksi. Laiskuus tosin pääsi yllättämään,</text:span></text:p>
      <text:p text:style-name="P10"><text:span text:style-name="T1"><text:tab/><text:tab/><text:tab/>tästä johtuen päädyin helpottamaan hieman tekemisiäni. Päädyin lopulta </text:span></text:p>
      <text:p text:style-name="P10"><text:span text:style-name="T1"><text:tab/><text:tab/><text:tab/>tekemään ristinollapelin. Jotta ei ihan liian helpolla pääsisi, ajattelin harjoitella</text:span></text:p>
      <text:p text:style-name="P10"><text:span text:style-name="T1"><text:tab/><text:tab/><text:tab/>“grafiikkaa” terminaalissa. Lähistölläni oli tosin vain linuxia ajava läppäri,</text:span></text:p>
      <text:p text:style-name="P10"><text:span text:style-name="T1"><text:tab/><text:tab/><text:tab/>ja laiskuudesta johtuen päädyin siis opettelemaan ncurses-kirjastoa conion sijaan.</text:span></text:p>
      <text:p text:style-name="P10"><text:span text:style-name="T1"/></text:p>
      <text:p text:style-name="P10"><text:span text:style-name="T1"><text:tab/><text:tab/><text:tab/>Tästä laiskuudesta johtuen siis taisin aiheuttaa mahdollisia lisätöitä Lehtoreille, <text:tab/><text:tab/><text:tab/><text:tab/>käsittääkseni ncurses:ia ei windowsilla voi ajaa muuta kuin windows subsystem <text:tab/><text:tab/><text:tab/><text:tab/>for linuxin avulla. En kyllä myönnä tietäväni että onko näihin valmiiksi <text:tab/><text:tab/><text:tab/><text:tab/><text:tab/>myöskään kyseistä pakettia asennettu, mutta etteköhän te siitä selviä.</text:span></text:p>
      <text:p text:style-name="P10"><text:span text:style-name="T1"/></text:p>
      <text:p text:style-name="P10"><text:span text:style-name="T1"><text:tab/><text:tab/><text:tab/>Kääntäjänä käytin tuoreinta GCC:tä.</text:span></text:p>
      <text:p text:style-name="P11"/>
      <text:p text:style-name="P12">Työn sisältö</text:p>
      <text:p text:style-name="P12"/>
      <text:p text:style-name="P12"><text:tab/><text:tab/><text:tab/><text:span text:style-name="T1">Hieman jäin miettimään josko tässä olisi voinut selvitä hieman selkeämmin <text:tab/><text:tab/><text:tab/><text:tab/>vähemmällä modularisoinnilla. Tosin tämä mahdollisti main-funktion <text:tab/><text:tab/><text:tab/><text:tab/><text:tab/>kutistamisen vain 8 riviin ja mielestäni suhteellisen selkeäksi. En sitten tiedä <text:tab/><text:tab/><text:tab/><text:tab/>kuinka moni muu asia tässä on sitten selkeää.</text:span></text:p>
      <text:p text:style-name="P12"><text:span text:style-name="T1"/></text:p>
      <text:p text:style-name="P12"><text:span text:style-name="T1"/></text:p>
      <text:p text:style-name="P12"><text:span text:style-name="T1"><text:tab/><text:tab/><text:tab/>Päätin jakaa koodini kahteen “pääfunktioon” eli board() ja game():n.</text:span></text:p>
      <text:p text:style-name="P12"><text:span text:style-name="T1"><text:tab/><text:tab/><text:tab/>Näistä game() keskittyy varsinaiseen pelin logiikkaan, ja board() lähinnä<text:tab/><text:tab/><text:tab/><text:tab/><text:tab/>vain tulostaa pelilaudan.</text:span></text:p>
      <text:p text:style-name="P12"><text:span text:style-name="T1"/></text:p>
      <text:p text:style-name="P12"><text:span text:style-name="T1"><text:tab/><text:tab/><text:tab/>Näistä toki kutsutaan erinäisiä muita funktioita, kuten initNCurses() johon <text:tab/><text:tab/><text:tab/><text:tab/>pitkälti laitoin nCursesin toiminnan vaatimat aloitusfunktiot. </text:span><text:span text:style-name="T2">Tärkeimmät muista <text:tab/><text:tab/><text:tab/>funktioista ovat winCheck ja updateBoard. Uskoisin näiden nimien kertovan <text:tab/><text:tab/><text:tab/><text:tab/>kaiken tarvittavan.</text:span></text:p>
      <text:p text:style-name="P12"><text:span text:style-name="T2"/></text:p>
      <text:p text:style-name="P12"><text:span text:style-name="T2"><text:tab/><text:tab/><text:tab/></text:span><text:span text:style-name="T3">Valitettavasti tämä koodin formatointi tässä pdf:ssä on hieman puutteellista, <text:tab/><text:tab/><text:tab/><text:tab/>mutta onneksi voitte lueskella alkuperäisestä tiedostosta hieman selkeämmin <text:tab/><text:tab/><text:tab/><text:tab/>koodia.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p text:style-name="P12"><text:span text:style-name="T2"/></text:p>
      <text:p text:style-name="P8">HEADER.H</text:p>
      <text:p text:style-name="P1"><text:span text:style-name="T4">#pragma</text:span> <text:span text:style-name="T4">once</text:span></text:p>
      <text:p text:style-name="P7"/>
      <text:p text:style-name="P3"><text:span text:style-name="T4">#define</text:span> TRUE 1</text:p>
      <text:p text:style-name="P3"><text:span text:style-name="T4">#define</text:span> FALSE 0</text:p>
      <text:p text:style-name="P7"/>
      <text:p text:style-name="P3"><text:span text:style-name="T4">#define</text:span> P1 1</text:p>
      <text:p text:style-name="P3"><text:span text:style-name="T4">#define</text:span> P2 2</text:p>
      <text:p text:style-name="P7"/>
      <text:p text:style-name="P3"><text:span text:style-name="T4">#define</text:span> OKAY 5 <text:span text:style-name="T4">//rewrite this shit</text:span></text:p>
      <text:p text:style-name="P7"/>
      <text:p text:style-name="P3">void printX(int y, int x);</text:p>
      <text:p text:style-name="P3">void printO(int y, int x);</text:p>
      <text:p text:style-name="P7"/>
      <text:p text:style-name="P3">void initNCurses();</text:p>
      <text:p text:style-name="P3">void board();</text:p>
      <text:p text:style-name="P3">void boardInit(int *boardData);</text:p>
      <text:p text:style-name="P3">int game();</text:p>
      <text:p text:style-name="P3">int winCheck(int *boardData);</text:p>
      <text:p text:style-name="P3">int updateBoard(int *boardData, int x, int y, int xOrO);</text:p>
      <text:p text:style-name="P3"/>
      <text:p text:style-name="P8"/>
      <text:p text:style-name="P8"/>
      <text:p text:style-name="P8"/>
      <text:p text:style-name="P8"/>
      <text:p text:style-name="P8">MAIN.CPP</text:p>
      <text:p text:style-name="P8"/>
      <text:p text:style-name="P1"><text:span text:style-name="T4">#include</text:span> "header.h"</text:p>
      <text:p text:style-name="P3"><text:span text:style-name="T4">#include</text:span> &lt;ncurses.h&gt;</text:p>
      <text:p text:style-name="P3">using namespace std;</text:p>
      <text:p text:style-name="P13"/>
      <text:p text:style-name="P3">int main(){</text:p>
      <text:p text:style-name="P3"><text:tab/>initNCurses();</text:p>
      <text:p text:style-name="P3"><text:span text:style-name="T4"><text:tab/>do</text:span>{</text:p>
      <text:p text:style-name="P3"><text:tab/><text:tab/>board();</text:p>
      <text:p text:style-name="P7"/>
      <text:p text:style-name="P3"><text:tab/>}<text:span text:style-name="T4">while</text:span> (game());<text:span text:style-name="T4">//Either q or ctrl+C kills program</text:span></text:p>
      <text:p text:style-name="P7"><text:soft-page-break/></text:p>
      <text:p text:style-name="P3">endwin();<text:span text:style-name="T4">//deallocates memory, ends ncurses</text:span></text:p>
      <text:p text:style-name="P3">}</text:p>
      <text:p text:style-name="P3"/>
      <text:p text:style-name="P3"/>
      <text:p text:style-name="P3"/>
      <text:p text:style-name="P3"/>
      <text:p text:style-name="P3"/>
      <text:p text:style-name="P8">FUNC.CPP</text:p>
      <text:p text:style-name="P5"><text:span text:style-name="T4">#include</text:span> "header.h"</text:p>
      <text:p text:style-name="P3"><text:span text:style-name="T4">#include</text:span> &lt;ncurses.h&gt;</text:p>
      <text:p text:style-name="P7"/>
      <text:p text:style-name="P3">using namespace std;</text:p>
      <text:p text:style-name="P7"/>
      <text:p text:style-name="P3">void initNCurses() {</text:p>
      <text:p text:style-name="P7"/>
      <text:p text:style-name="P3"><text:tab/>initscr();<text:span text:style-name="T4">//allocates memory, initialize screen, clear screen</text:span></text:p>
      <text:p text:style-name="P3"><text:tab/>cbreak();<text:span text:style-name="T4">//Make sure ^C kills program</text:span></text:p>
      <text:p text:style-name="P3"><text:tab/>noecho();<text:span text:style-name="T4">//No more keys echoed to screen when pressed</text:span></text:p>
      <text:p text:style-name="P3"><text:tab/>keypad(stdscr, TRUE);<text:span text:style-name="T4">//read arrow keys etc</text:span></text:p>
      <text:p text:style-name="P3">}<text:span text:style-name="T4">//initNCurses</text:span></text:p>
      <text:p text:style-name="P13"/>
      <text:p text:style-name="P3">void board() {</text:p>
      <text:p text:style-name="P3"><text:span text:style-name="T4"><text:tab/>for</text:span>(int i = 0; i &lt;= 6 ; i++) {</text:p>
      <text:p text:style-name="P3"><text:tab/><text:tab/>mvaddch(i, 0, '|');</text:p>
      <text:p text:style-name="P3"><text:tab/><text:tab/>mvaddch(i, 4, '|');</text:p>
      <text:p text:style-name="P3"><text:tab/><text:tab/>mvaddch(i, 8, '|');</text:p>
      <text:p text:style-name="P3"><text:tab/><text:tab/>mvaddch(i, 4, '|');</text:p>
      <text:p text:style-name="P3"><text:tab/><text:tab/>mvaddch(i, 8, '|');</text:p>
      <text:p text:style-name="P3"><text:tab/><text:tab/>mvaddch(i, 12,'|');</text:p>
      <text:p text:style-name="P7"/>
      <text:p text:style-name="P3"><text:span text:style-name="T4"><text:tab/><text:tab/>if</text:span>(i%2 == 0){</text:p>
      <text:p text:style-name="P3"><text:span text:style-name="T4"><text:tab/><text:tab/><text:tab/>for</text:span>(int j = 0; j &lt;= 12; j++) {</text:p>
      <text:p text:style-name="P3"><text:tab/><text:tab/><text:tab/><text:tab/>mvaddch(i, j, '-');</text:p>
      <text:p text:style-name="P3"><text:tab/><text:tab/><text:tab/>}<text:span text:style-name="T4">//for loop j</text:span></text:p>
      <text:p text:style-name="P3"><text:tab/><text:tab/>}<text:span text:style-name="T4">//for loop i</text:span></text:p>
      <text:p text:style-name="P3"><text:tab/><text:tab/>move(1,2);</text:p>
      <text:p text:style-name="P3"><text:tab/>}<text:span text:style-name="T4">//for loop vertical lines</text:span></text:p>
      <text:p text:style-name="P3"><text:tab/>refresh();</text:p>
      <text:p text:style-name="P3">}<text:span text:style-name="T4">//board</text:span></text:p>
      <text:p text:style-name="P13"/>
      <text:p text:style-name="P3">void boardInit(int *boardData){</text:p>
      <text:p text:style-name="P3"><text:soft-page-break/><text:span text:style-name="T4"><text:tab/>for</text:span>(int i = 0; i &lt;= 8; i++){</text:p>
      <text:p text:style-name="P3"><text:tab/><text:tab/>boardData[i] = i+2;</text:p>
      <text:p text:style-name="P3"><text:tab/>}<text:span text:style-name="T4">//for loop i</text:span></text:p>
      <text:p text:style-name="P3"><text:tab/>}<text:span text:style-name="T4">//boardInit</text:span></text:p>
      <text:p text:style-name="P14"><text:line-break/><text:line-break/><text:line-break/></text:p>
      <text:p text:style-name="P3">int winCheck(int *boardData) { </text:p>
      <text:p text:style-name="P7"/>
      <text:p text:style-name="P6">//Row check</text:p>
      <text:p text:style-name="P3"><text:span text:style-name="T4">if</text:span>(boardData[0] == boardData[1] &amp;&amp; boardData[1] == boardData[2]){</text:p>
      <text:p text:style-name="P3"><text:span text:style-name="T4"><text:tab/>return</text:span> TRUE;</text:p>
      <text:p text:style-name="P3">}</text:p>
      <text:p text:style-name="P3"><text:span text:style-name="T4">else</text:span> <text:span text:style-name="T4">if</text:span>(boardData[3] == boardData[4] &amp;&amp; boardData[4] == boardData[5]){</text:p>
      <text:p text:style-name="P3"><text:span text:style-name="T4"><text:tab/>return</text:span> TRUE;</text:p>
      <text:p text:style-name="P3">}</text:p>
      <text:p text:style-name="P3"><text:span text:style-name="T4">else</text:span> <text:span text:style-name="T4">if</text:span>(boardData[6] == boardData[7] &amp;&amp; boardData[7] == boardData[8]){</text:p>
      <text:p text:style-name="P3"><text:span text:style-name="T4"><text:tab/>return</text:span> TRUE;</text:p>
      <text:p text:style-name="P3">}</text:p>
      <text:p text:style-name="P6">//column check</text:p>
      <text:p text:style-name="P3"><text:span text:style-name="T4">else</text:span> <text:span text:style-name="T4">if</text:span>(boardData[0] == boardData[3] &amp;&amp; boardData[3] == boardData[6]){</text:p>
      <text:p text:style-name="P3"><text:span text:style-name="T4"><text:tab/>return</text:span> TRUE;</text:p>
      <text:p text:style-name="P3">}</text:p>
      <text:p text:style-name="P3"><text:span text:style-name="T4">else</text:span> <text:span text:style-name="T4">if</text:span>(boardData[1] == boardData[4] &amp;&amp; boardData[4] == boardData[7]){</text:p>
      <text:p text:style-name="P3"><text:span text:style-name="T4"><text:tab/>return</text:span> TRUE;</text:p>
      <text:p text:style-name="P3">}</text:p>
      <text:p text:style-name="P3"><text:span text:style-name="T4">else</text:span> <text:span text:style-name="T4">if</text:span>(boardData[2] == boardData[5] &amp;&amp; boardData[5] == boardData[8]){</text:p>
      <text:p text:style-name="P3"><text:span text:style-name="T4"><text:tab/>return</text:span> TRUE;</text:p>
      <text:p text:style-name="P3">}</text:p>
      <text:p text:style-name="P6">//Diagonal check</text:p>
      <text:p text:style-name="P3"><text:span text:style-name="T4">else</text:span> <text:span text:style-name="T4">if</text:span>(boardData[0] == boardData[4] &amp;&amp; boardData[4] == boardData[8]){</text:p>
      <text:p text:style-name="P3"><text:span text:style-name="T4"><text:tab/>return</text:span> TRUE;</text:p>
      <text:p text:style-name="P3">}</text:p>
      <text:p text:style-name="P3"><text:span text:style-name="T4">else</text:span> <text:span text:style-name="T4">if</text:span>(boardData[2] == boardData[4] &amp;&amp; boardData[4] == boardData[6]){</text:p>
      <text:p text:style-name="P3"><text:span text:style-name="T4"><text:tab/>return</text:span> TRUE;</text:p>
      <text:p text:style-name="P3">}</text:p>
      <text:p text:style-name="P3"><text:span text:style-name="T4">else</text:span>{</text:p>
      <text:p text:style-name="P3"><text:span text:style-name="T4"><text:tab/>return</text:span> FALSE;</text:p>
      <text:p text:style-name="P3">}</text:p>
      <text:p text:style-name="P3">}<text:span text:style-name="T4">//int winCheck</text:span></text:p>
      <text:p text:style-name="P7"/>
      <text:p text:style-name="P3">int updateBoard(int *boardData, int x, int y, int XorO) {</text:p>
      <text:p text:style-name="P7"><text:soft-page-break/></text:p>
      <text:p text:style-name="P6">//Check first row</text:p>
      <text:p text:style-name="P3"><text:span text:style-name="T4">if</text:span>(y == 1){</text:p>
      <text:p text:style-name="P3"><text:span text:style-name="T4"><text:tab/>if</text:span>(x == 2){</text:p>
      <text:p text:style-name="P3"><text:span text:style-name="T4"><text:tab/><text:tab/>if</text:span>(boardData[0] &gt; 1){</text:p>
      <text:p text:style-name="P3"><text:tab/><text:tab/><text:tab/>boardData[0] = XorO;</text:p>
      <text:p text:style-name="P3"><text:span text:style-name="T4"><text:tab/><text:tab/><text:tab/>return</text:span> OKAY;</text:p>
      <text:p text:style-name="P3"><text:tab/><text:tab/>}<text:span text:style-name="T4">//if(boardData[0] &gt; 1)</text:span></text:p>
      <text:p text:style-name="P3"><text:tab/>}<text:span text:style-name="T4">//if(x == 2)</text:span></text:p>
      <text:p text:style-name="P3"><text:span text:style-name="T4"><text:tab/>else</text:span> <text:span text:style-name="T4">if</text:span>(x == 6){</text:p>
      <text:p text:style-name="P3"><text:span text:style-name="T4"><text:tab/><text:tab/>if</text:span>(boardData[1] &gt; 1){</text:p>
      <text:p text:style-name="P3"><text:tab/><text:tab/><text:tab/>boardData[1] = XorO;</text:p>
      <text:p text:style-name="P3"><text:span text:style-name="T4"><text:tab/><text:tab/><text:tab/>return</text:span> OKAY;</text:p>
      <text:p text:style-name="P3"><text:tab/><text:tab/>}<text:span text:style-name="T4">//if(boardData[1] &gt; 1)</text:span></text:p>
      <text:p text:style-name="P3"><text:tab/>}<text:span text:style-name="T4">//else if(x == 6}</text:span></text:p>
      <text:p text:style-name="P3"><text:span text:style-name="T4"><text:tab/>else</text:span> <text:span text:style-name="T4">if</text:span>(x == 10){</text:p>
      <text:p text:style-name="P3"><text:span text:style-name="T4"><text:tab/><text:tab/>if</text:span>(boardData[2] &gt; 1){</text:p>
      <text:p text:style-name="P3"><text:tab/><text:tab/><text:tab/>boardData[2] = XorO;</text:p>
      <text:p text:style-name="P3"><text:span text:style-name="T4"><text:tab/><text:tab/><text:tab/>return</text:span> OKAY;</text:p>
      <text:p text:style-name="P3"><text:tab/><text:tab/>}<text:span text:style-name="T4">//if(boardData[2] &gt; 1)</text:span></text:p>
      <text:p text:style-name="P3"><text:tab/>}<text:span text:style-name="T4">//else if (x == 10)</text:span></text:p>
      <text:p text:style-name="P3">}<text:span text:style-name="T4">//if(y == 1)</text:span></text:p>
      <text:p text:style-name="P7"/>
      <text:p text:style-name="P6">//Check second row</text:p>
      <text:p text:style-name="P3"><text:span text:style-name="T4">else</text:span> <text:span text:style-name="T4">if</text:span>(y == 3){</text:p>
      <text:p text:style-name="P3"><text:span text:style-name="T4"><text:tab/>if</text:span>(x == 2){</text:p>
      <text:p text:style-name="P3"><text:span text:style-name="T4"><text:tab/><text:tab/>if</text:span>(boardData[3] &gt; 1){</text:p>
      <text:p text:style-name="P3"><text:tab/><text:tab/><text:tab/>boardData[3] = XorO;</text:p>
      <text:p text:style-name="P3"><text:span text:style-name="T4"><text:tab/><text:tab/><text:tab/>return</text:span> OKAY;</text:p>
      <text:p text:style-name="P3"><text:tab/><text:tab/>}<text:span text:style-name="T4">//if(boardData[3] &gt; 1)</text:span></text:p>
      <text:p text:style-name="P3"><text:tab/>}<text:span text:style-name="T4">//if(x == 2)</text:span></text:p>
      <text:p text:style-name="P3"><text:span text:style-name="T4">else</text:span> <text:span text:style-name="T4">if</text:span>(x == 6){</text:p>
      <text:p text:style-name="P3"><text:span text:style-name="T4"><text:tab/>if</text:span>(boardData[4] &gt; 1){</text:p>
      <text:p text:style-name="P3"><text:tab/><text:tab/>boardData[4] = XorO;</text:p>
      <text:p text:style-name="P3"><text:span text:style-name="T4"><text:tab/><text:tab/>return</text:span> OKAY;</text:p>
      <text:p text:style-name="P3"><text:tab/>}<text:span text:style-name="T4">//if(boardData[4] &gt; 1)</text:span></text:p>
      <text:p text:style-name="P3">}<text:span text:style-name="T4">//else if(x == 6)</text:span></text:p>
      <text:p text:style-name="P3"><text:span text:style-name="T4">else</text:span> <text:span text:style-name="T4">if</text:span>(x == 10){</text:p>
      <text:p text:style-name="P3"><text:span text:style-name="T4"><text:tab/>if</text:span>(boardData[5] &gt; 1){</text:p>
      <text:p text:style-name="P3"><text:tab/><text:tab/>boardData[5] = XorO;</text:p>
      <text:p text:style-name="P3"><text:span text:style-name="T4"><text:tab/><text:tab/><text:tab/>return</text:span> OKAY;</text:p>
      <text:p text:style-name="P3"><text:tab/><text:tab/><text:tab/>}<text:span text:style-name="T4">//if(boardData[5] &gt; 1)</text:span></text:p>
      <text:p text:style-name="P3"><text:tab/><text:tab/>}<text:span text:style-name="T4">//else if(x == 10)</text:span></text:p>
      <text:p text:style-name="P3"><text:tab/>}<text:span text:style-name="T4">//else if(y == 3)</text:span></text:p>
      <text:p text:style-name="P7"><text:soft-page-break/></text:p>
      <text:p text:style-name="P6">//Check third row</text:p>
      <text:p text:style-name="P3"><text:span text:style-name="T4">else</text:span> <text:span text:style-name="T4">if</text:span>(y == 5){</text:p>
      <text:p text:style-name="P3"><text:span text:style-name="T4"><text:tab/>if</text:span>(x == 2){</text:p>
      <text:p text:style-name="P3"><text:span text:style-name="T4"><text:tab/><text:tab/>if</text:span>(boardData[6] &gt; 1){</text:p>
      <text:p text:style-name="P3"><text:tab/><text:tab/><text:tab/>boardData[6] = XorO;</text:p>
      <text:p text:style-name="P3"><text:span text:style-name="T4"><text:tab/><text:tab/><text:tab/>return</text:span> OKAY;</text:p>
      <text:p text:style-name="P3"><text:tab/><text:tab/>}<text:span text:style-name="T4">//if(boardData[6] &gt; 1)</text:span></text:p>
      <text:p text:style-name="P3">}<text:span text:style-name="T4">//if(x == 2)</text:span></text:p>
      <text:p text:style-name="P3"><text:span text:style-name="T4">else</text:span> <text:span text:style-name="T4">if</text:span>(x == 6){</text:p>
      <text:p text:style-name="P3"><text:span text:style-name="T4"><text:tab/>if</text:span>(boardData[7] &gt; 1){</text:p>
      <text:p text:style-name="P3"><text:tab/><text:tab/>boardData[7] = XorO;</text:p>
      <text:p text:style-name="P3"><text:span text:style-name="T4"><text:tab/><text:tab/>return</text:span> OKAY;</text:p>
      <text:p text:style-name="P3"><text:tab/>}<text:span text:style-name="T4">//if(boardData[7] &gt; 1)</text:span></text:p>
      <text:p text:style-name="P3">}<text:span text:style-name="T4">//else if (x == 6)</text:span></text:p>
      <text:p text:style-name="P3"><text:span text:style-name="T4">else</text:span> <text:span text:style-name="T4">if</text:span>(x == 10){</text:p>
      <text:p text:style-name="P3"><text:span text:style-name="T4"><text:tab/>if</text:span>(boardData[8] &gt; 1){</text:p>
      <text:p text:style-name="P3"><text:tab/><text:tab/>boardData[8] = XorO;</text:p>
      <text:p text:style-name="P3"><text:span text:style-name="T4"><text:tab/><text:tab/>return</text:span> OKAY;</text:p>
      <text:p text:style-name="P3"><text:tab/>}<text:span text:style-name="T4">//if(boardData[8] &gt; 1)</text:span></text:p>
      <text:p text:style-name="P3">}<text:span text:style-name="T4">//else if(x == 10)</text:span></text:p>
      <text:p text:style-name="P3">}<text:span text:style-name="T4">//else if(y == 5)</text:span></text:p>
      <text:p text:style-name="P3"><text:span text:style-name="T4">return</text:span> FALSE;</text:p>
      <text:p text:style-name="P3">}<text:span text:style-name="T4">//int updateBoard</text:span></text:p>
      <text:p text:style-name="P14"/>
      <text:p text:style-name="P5"/>
      <text:p text:style-name="P8"/>
      <text:p text:style-name="P8"/>
      <text:p text:style-name="P8">GAME.CPP</text:p>
      <text:p text:style-name="P8"/>
      <text:p text:style-name="P2"><text:span text:style-name="T4">#include</text:span> "header.h"</text:p>
      <text:p text:style-name="P3"><text:span text:style-name="T4">#include</text:span> &lt;ncurses.h&gt;</text:p>
      <text:p text:style-name="P7"/>
      <text:p text:style-name="P3">using namespace std;</text:p>
      <text:p text:style-name="P7"/>
      <text:p text:style-name="P3">int game() {</text:p>
      <text:p text:style-name="P7"/>
      <text:p text:style-name="P3"><text:tab/>int boardData[9];</text:p>
      <text:p text:style-name="P3"><text:tab/>int playerNum = 1;</text:p>
      <text:p text:style-name="P3"><text:tab/>int inputChar;</text:p>
      <text:p text:style-name="P3"><text:tab/>int x = 2, y = 1;</text:p>
      <text:p text:style-name="P3"><text:tab/>int didWin = 0;</text:p>
      <text:p text:style-name="P3"><text:soft-page-break/><text:tab/>int canMove = 0;</text:p>
      <text:p text:style-name="P3"><text:tab/>int moveNum = 0;</text:p>
      <text:p text:style-name="P7"/>
      <text:p text:style-name="P3"><text:tab/>boardInit(boardData);</text:p>
      <text:p text:style-name="P7"/>
      <text:p text:style-name="P3"><text:tab/>mvprintw(8, 0, "Place X with space bar");</text:p>
      <text:p text:style-name="P3"><text:tab/>move(y, x);</text:p>
      <text:p text:style-name="P3"><text:tab/>refresh();</text:p>
      <text:p text:style-name="P7"/>
      <text:p text:style-name="P3"><text:span text:style-name="T4"><text:tab/>while</text:span> (inputChar != 'q') {</text:p>
      <text:p text:style-name="P7"/>
      <text:p text:style-name="P3"><text:span text:style-name="T4"><text:tab/><text:tab/>if</text:span>(moveNum == 9) {</text:p>
      <text:p text:style-name="P3"><text:tab/><text:tab/>mvprintw(10, 0, "Tie. Get good.");</text:p>
      <text:p text:style-name="P3"><text:tab/><text:tab/>inputChar = getch();</text:p>
      <text:p text:style-name="P3"><text:tab/><text:tab/>erase();</text:p>
      <text:p text:style-name="P3"><text:span text:style-name="T4"><text:tab/><text:tab/>return</text:span> 3;</text:p>
      <text:p text:style-name="P3"><text:tab/>}<text:span text:style-name="T4">//moveNum</text:span></text:p>
      <text:p text:style-name="P3"><text:tab/>inputChar = getch();</text:p>
      <text:p text:style-name="P7"/>
      <text:p text:style-name="P3"><text:span text:style-name="T4"><text:tab/>if</text:span>(inputChar != ' '){</text:p>
      <text:p text:style-name="P7"/>
      <text:p text:style-name="P3"><text:span text:style-name="T4"><text:tab/><text:tab/>switch</text:span> (inputChar){</text:p>
      <text:p text:style-name="P7"/>
      <text:p text:style-name="P3"><text:span text:style-name="T4"><text:tab/><text:tab/>case</text:span> KEY_UP:{</text:p>
      <text:p text:style-name="P3"><text:span text:style-name="T4"><text:tab/><text:tab/><text:tab/>if</text:span>(y == 3 || y == 5){</text:p>
      <text:p text:style-name="P3"><text:tab/><text:tab/><text:tab/>move(y-=2, x);</text:p>
      <text:p text:style-name="P3"><text:tab/><text:tab/><text:tab/>}<text:span text:style-name="T4">//if</text:span></text:p>
      <text:p text:style-name="P4"><text:span text:style-name="T4"><text:tab/><text:tab/><text:tab/>break</text:span>;</text:p>
      <text:p text:style-name="P4"><text:tab/><text:tab/>}<text:span text:style-name="T4">//KEY_UP</text:span></text:p>
      <text:p text:style-name="P7"/>
      <text:p text:style-name="P3"><text:span text:style-name="T4"><text:tab/><text:tab/>case</text:span> KEY_DOWN:{</text:p>
      <text:p text:style-name="P3"><text:span text:style-name="T4"><text:tab/><text:tab/><text:tab/>if</text:span>(y == 1 || y == 3){</text:p>
      <text:p text:style-name="P3"><text:tab/><text:tab/><text:tab/><text:tab/>move(y+=2, x);</text:p>
      <text:p text:style-name="P3"><text:tab/><text:tab/><text:tab/>}<text:span text:style-name="T4">//if</text:span></text:p>
      <text:p text:style-name="P3"><text:span text:style-name="T4"><text:tab/><text:tab/><text:tab/>break</text:span>;</text:p>
      <text:p text:style-name="P3"><text:tab/><text:tab/>}<text:span text:style-name="T4">//KEY_DOWN</text:span></text:p>
      <text:p text:style-name="P3"><text:span text:style-name="T4"><text:tab/><text:tab/>case</text:span> KEY_LEFT:{</text:p>
      <text:p text:style-name="P3"><text:span text:style-name="T4"><text:tab/><text:tab/><text:tab/>if</text:span>(x == 10 || x == 6){</text:p>
      <text:p text:style-name="P3"><text:tab/><text:tab/><text:tab/><text:tab/>move(y, x-=4);</text:p>
      <text:p text:style-name="P3"><text:tab/><text:tab/><text:tab/>}<text:span text:style-name="T4">//if</text:span></text:p>
      <text:p text:style-name="P3"><text:span text:style-name="T4"><text:tab/><text:tab/><text:tab/>break</text:span>;</text:p>
      <text:p text:style-name="P3"><text:tab/><text:tab/>}<text:span text:style-name="T4">//KEY_LEFT</text:span></text:p>
      <text:p text:style-name="P3"><text:span text:style-name="T4"><text:tab/><text:tab/>case</text:span> KEY_RIGHT:{</text:p>
      <text:p text:style-name="P3"><text:span text:style-name="T4"><text:tab/><text:tab/><text:tab/>if</text:span>(x == 2 || x == 6){</text:p>
      <text:p text:style-name="P3"><text:soft-page-break/><text:tab/><text:tab/><text:tab/><text:tab/>move(y, x+=4);</text:p>
      <text:p text:style-name="P3"><text:tab/><text:tab/><text:tab/>}<text:span text:style-name="T4">//if</text:span></text:p>
      <text:p text:style-name="P3"><text:span text:style-name="T4"><text:tab/><text:tab/><text:tab/>break</text:span>;</text:p>
      <text:p text:style-name="P3"><text:tab/><text:tab/>}<text:span text:style-name="T4">//KEY_RIGHT</text:span></text:p>
      <text:p text:style-name="P3"><text:tab/>}</text:p>
      <text:p text:style-name="P3">}<text:span text:style-name="T4">//Whilr inputChar != 'q'</text:span></text:p>
      <text:p text:style-name="P7"/>
      <text:p text:style-name="P3"><text:span text:style-name="T4"><text:tab/>else</text:span> <text:span text:style-name="T4">if</text:span>(playerNum == P1 &amp;&amp; inputChar == ' '){</text:p>
      <text:p text:style-name="P7"/>
      <text:p text:style-name="P3"><text:tab/>getyx(stdscr, y, x);</text:p>
      <text:p text:style-name="P3"><text:tab/>canMove = updateBoard(boardData, x, y,1);</text:p>
      <text:p text:style-name="P7"/>
      <text:p text:style-name="P3"><text:span text:style-name="T4"><text:tab/>if</text:span>(canMove == OKAY) {</text:p>
      <text:p text:style-name="P7"/>
      <text:p text:style-name="P3"><text:tab/>mvaddch(y, x, 'X');</text:p>
      <text:p text:style-name="P7"/>
      <text:p text:style-name="P6"><text:tab/>// Returns 1 if last move won</text:p>
      <text:p text:style-name="P3"><text:tab/>didWin = winCheck(boardData);</text:p>
      <text:p text:style-name="P7"/>
      <text:p text:style-name="P3"><text:span text:style-name="T4"><text:tab/>if</text:span>(didWin){</text:p>
      <text:p text:style-name="P7"/>
      <text:p text:style-name="P3"><text:tab/><text:tab/>mvprintw(10,0, "X gets the epic victory royale");</text:p>
      <text:p text:style-name="P3"><text:tab/><text:tab/>mvprintw(11,0,"To claim prize, send credit card number, month/year and the 3 special numbers on the back to mikko.wrightson@tuni.fi");</text:p>
      <text:p text:style-name="P3"><text:tab/><text:tab/>inputChar = getch();</text:p>
      <text:p text:style-name="P3"><text:tab/><text:tab/>erase();</text:p>
      <text:p text:style-name="P3"><text:span text:style-name="T4"><text:tab/><text:tab/>return</text:span> TRUE;</text:p>
      <text:p text:style-name="P3"><text:tab/>}<text:span text:style-name="T4">//if didWin</text:span></text:p>
      <text:p text:style-name="P3"><text:tab/>moveNum += 1;</text:p>
      <text:p text:style-name="P7"><text:tab/><text:tab/></text:p>
      <text:p text:style-name="P3"><text:tab/>playerNum = 2;</text:p>
      <text:p text:style-name="P3"><text:tab/><text:tab/>mvprintw(8, 0, "Place O with space bar");</text:p>
      <text:p text:style-name="P3"><text:tab/><text:tab/>move(y, x);</text:p>
      <text:p text:style-name="P3"><text:tab/>}<text:span text:style-name="T4">//if canMove == OKAY</text:span></text:p>
      <text:p text:style-name="P3">}<text:span text:style-name="T4">//else if playerNum P1</text:span></text:p>
      <text:p text:style-name="P3"><text:span text:style-name="T4"><text:tab/>else</text:span> <text:span text:style-name="T4">if</text:span>(playerNum == P2 &amp;&amp; inputChar == ' ') {</text:p>
      <text:p text:style-name="P7"/>
      <text:p text:style-name="P3"><text:tab/>getyx(stdscr, y, x);</text:p>
      <text:p text:style-name="P3"><text:tab/>canMove = updateBoard(boardData, x, y,0);</text:p>
      <text:p text:style-name="P7"/>
      <text:p text:style-name="P3"><text:span text:style-name="T4">if</text:span>(canMove == OKAY) {</text:p>
      <text:p text:style-name="P7"/>
      <text:p text:style-name="P3"><text:tab/>mvaddch(y, x, 'O');</text:p>
      <text:p text:style-name="P7"/>
      <text:p text:style-name="P6"><text:soft-page-break/><text:tab/>//Returns 1 if last move won</text:p>
      <text:p text:style-name="P3"><text:tab/>didWin = winCheck(boardData);</text:p>
      <text:p text:style-name="P7"/>
      <text:p text:style-name="P3"><text:span text:style-name="T4"><text:tab/>if</text:span>(didWin){</text:p>
      <text:p text:style-name="P7"/>
      <text:p text:style-name="P3"><text:tab/><text:tab/>mvprintw(10,0, "O wins epic victory royale");</text:p>
      <text:p text:style-name="P3"><text:tab/><text:tab/>mvprintw(11,0,"To claim prize, send credit card number, month/year and the 3 special numbers on the back to mikko.wrightson@tuni.fi");</text:p>
      <text:p text:style-name="P3"><text:tab/><text:tab/>inputChar = getch();</text:p>
      <text:p text:style-name="P3"><text:tab/><text:tab/>erase();</text:p>
      <text:p text:style-name="P3"><text:span text:style-name="T4"><text:tab/><text:tab/>return</text:span> TRUE;</text:p>
      <text:p text:style-name="P3"><text:tab/>}<text:span text:style-name="T4">//if(didWin)</text:span></text:p>
      <text:p text:style-name="P3"><text:tab/>moveNum += 1;</text:p>
      <text:p text:style-name="P7"/>
      <text:p text:style-name="P3"><text:tab/>playerNum = 1;</text:p>
      <text:p text:style-name="P3"><text:tab/>mvprintw(8, 0, "Place X with space bar");</text:p>
      <text:p text:style-name="P3"><text:tab/>move(y, x);</text:p>
      <text:p text:style-name="P3"><text:tab/>}<text:span text:style-name="T4">//if(canMove == OKAY)</text:span></text:p>
      <text:p text:style-name="P3"><text:tab/>}<text:span text:style-name="T4">//else if playerNum == P2</text:span></text:p>
      <text:p text:style-name="P3"><text:tab/>refresh();</text:p>
      <text:p text:style-name="P3"><text:tab/>}<text:span text:style-name="T4">//while (inputChar != 'q')</text:span></text:p>
      <text:p text:style-name="P3"><text:span text:style-name="T4"><text:tab/>return</text:span> FALSE;</text:p>
      <text:p text:style-name="P3"><text:tab/>endwin();</text:p>
      <text:p text:style-name="P7"/>
      <text:p text:style-name="P3">}<text:span text:style-name="T4">//game()</text:span></text:p>
      <text:p text:style-name="P3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MAKEFILE</text:p>
      <text:p text:style-name="P8"/>
      <text:p text:style-name="P8"/>
      <text:p text:style-name="P3">output: main.o func.o game.o</text:p>
      <text:p text:style-name="P3"><text:tab/>g++ -lncurses main.o func.o game.o -o output</text:p>
      <text:p text:style-name="P7"/>
      <text:p text:style-name="P3">main.o: main.cpp header.h</text:p>
      <text:p text:style-name="P3"><text:tab/>g++ -c main.cpp</text:p>
      <text:p text:style-name="P7"/>
      <text:p text:style-name="P3">func.o: func.cpp header.h</text:p>
      <text:p text:style-name="P3"><text:tab/>g++ -c func.cpp</text:p>
      <text:p text:style-name="P7"/>
      <text:p text:style-name="P3">game.o: game.cpp header.h</text:p>
      <text:p text:style-name="P3"><text:tab/>g++ -c game.cpp</text:p>
      <text:p text:style-name="P7"/>
      <text:p text:style-name="P3">clean:</text:p>
      <text:p text:style-name="P3"><text:tab/>rm *.o output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a8d5" officeooo:paragraph-rsid="001da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Ohjelmoinnin perusteet <text:tab/><text:tab/>Mikko Wrightson</text:p>
        <text:p text:style-name="MP1">19.12.2019<text:tab/><text:tab/>TAM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6:46:08.739749748</meta:creation-date>
    <dc:date>2019-12-19T17:36:15.395698225</dc:date>
    <meta:editing-duration>PT5M36S</meta:editing-duration>
    <meta:editing-cycles>1</meta:editing-cycles>
    <meta:document-statistic meta:table-count="0" meta:image-count="0" meta:object-count="0" meta:page-count="10" meta:paragraph-count="284" meta:word-count="1086" meta:character-count="7604" meta:non-whitespace-character-count="6402"/>
    <meta:generator>LibreOffice/6.2.8.2$Linux_X86_64 LibreOffice_project/20$Build-2</meta:generator>
  </office:meta>
</office:document-meta>
</file>